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marker-start-width="0.275cm" draw:marker-end-width="0.275cm" draw:fill="none" draw:fill-color="#ffffff" draw:auto-grow-height="false" draw:fit-to-size="false" style:shrink-to-fit="true" fo:min-height="1.02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3.56cm" fo:min-width="10.295cm" fo:padding-top="0.15cm" fo:padding-bottom="0.15cm" fo:padding-left="0.275cm" fo:padding-right="0.275cm"/>
      <style:paragraph-properties style:writing-mode="lr-tb"/>
    </style:style>
    <style:style style:name="gr3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4.513cm" fo:min-width="7.12cm" fo:padding-top="0.15cm" fo:padding-bottom="0.15cm" fo:padding-left="0.275cm" fo:padding-right="0.275cm"/>
      <style:paragraph-properties style:writing-mode="lr-tb"/>
    </style:style>
    <style:style style:name="gr4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4.145cm" fo:min-width="8.34cm" fo:padding-top="0.15cm" fo:padding-bottom="0.15cm" fo:padding-left="0.275cm" fo:padding-right="0.275cm"/>
      <style:paragraph-properties style:writing-mode="lr-tb"/>
    </style:style>
    <style:style style:name="gr5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3.243cm" fo:min-width="5.532cm" fo:padding-top="0.15cm" fo:padding-bottom="0.15cm" fo:padding-left="0.275cm" fo:padding-right="0.275cm"/>
      <style:paragraph-properties style:writing-mode="lr-tb"/>
    </style:style>
    <style:style style:name="gr6" style:family="graphic" style:parent-style-name="standard">
      <style:graphic-properties svg:stroke-width="0.05cm" svg:stroke-color="#000000" draw:marker-start-width="0.275cm" draw:marker-end-width="0.275cm" draw:fill="solid" draw:fill-color="#ffffff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3.877cm" fo:min-width="4.58cm" fo:padding-top="0.175cm" fo:padding-bottom="0.175cm" fo:padding-left="0.3cm" fo:padding-right="0.3cm"/>
      <style:paragraph-properties style:writing-mode="lr-tb"/>
    </style:style>
    <style:style style:name="gr8" style:family="graphic" style:parent-style-name="objectwithoutfill">
      <style:graphic-properties svg:stroke-width="0.05cm" svg:stroke-color="#000000" draw:marker-start-width="0.275cm" draw:marker-end-width="0.275cm" draw:fill="none" draw:fill-color="#ffffff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2.557cm" fo:min-width="5.483cm" fo:padding-top="0.15cm" fo:padding-bottom="0.15cm" fo:padding-left="0.275cm" fo:padding-right="0.275cm"/>
      <style:paragraph-properties style:writing-mode="lr-tb"/>
    </style:style>
    <style:style style:name="gr10" style:family="graphic" style:parent-style-name="objectwithoutfill">
      <style:graphic-properties svg:stroke-width="0.05cm" svg:stroke-color="#000000" draw:marker-start-width="0.275cm" draw:marker-end="Arrowheads_20_2" draw:marker-end-width="0.375cm" draw:fill="none" draw:fill-color="#ffffff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cm" svg:stroke-color="#000000" draw:marker-start-width="0.275cm" draw:marker-end="Arrowheads_20_3" draw:marker-end-width="0.375cm" draw:fill="none" draw:fill-color="#ffffff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solid" svg:stroke-width="0.05cm" svg:stroke-color="#000000" draw:marker-start-width="0.275cm" draw:marker-end-width="0.275cm" draw:fill="none" draw:fill-color="#ffffff" draw:auto-grow-height="false" draw:fit-to-size="false" style:shrink-to-fit="true" fo:min-height="1.972cm" fo:padding-top="0.15cm" fo:padding-bottom="0.15cm" fo:padding-left="0.275cm" fo:padding-right="0.275cm"/>
      <style:paragraph-properties style:writing-mode="lr-tb"/>
    </style:style>
    <style:style style:name="co1" style:family="table-column">
      <style:table-column-properties style:column-width="6.1cm" style:use-optimal-column-width="false"/>
    </style:style>
    <style:style style:name="co2" style:family="table-column">
      <style:table-column-properties style:column-width="6.105cm" style:use-optimal-column-width="false"/>
    </style:style>
    <style:style style:name="ro1" style:family="table-row">
      <style:table-row-properties style:row-height="5.308cm" style:use-optimal-row-height="false"/>
    </style:style>
    <style:style style:name="ro2" style:family="table-row">
      <style:table-row-properties style:row-height="3.127cm" style:use-optimal-row-height="false"/>
    </style:style>
    <style:style style:name="ro3" style:family="table-row">
      <style:table-row-properties style:row-height="2.538cm" style:use-optimal-row-height="false"/>
    </style:style>
    <style:style style:name="ro4" style:family="table-row">
      <style:table-row-properties style:row-height="4.561cm" style:use-optimal-row-height="false"/>
    </style:style>
    <style:style style:name="ro5" style:family="table-row">
      <style:table-row-properties style:row-height="4.606cm" style:use-optimal-row-height="false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 draw:fill-color="#ffffff"/>
      <style:paragraph-properties fo:text-align="center" style:writing-mode="lr-tb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397cm" svg:height="0.952cm" svg:x="7.985cm" svg:y="1cm">
          <draw:text-box>
            <text:p>Pi Hat block diagram</text:p>
          </draw:text-box>
        </draw:frame>
        <draw:custom-shape draw:style-name="gr2" draw:text-style-name="P3" xml:id="id1" draw:id="id1" draw:layer="layout" svg:width="10.795cm" svg:height="3.81cm" svg:x="2.27cm" svg:y="2.587cm">
          <text:p text:style-name="P2">Battery pack,</text:p>
          <text:p text:style-name="P2">3 Samsung 18650’s</text:p>
          <text:p text:style-name="P2">Typical yield approximately 12 Volts</text:p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7.62cm" svg:height="4.763cm" svg:x="11.795cm" svg:y="9.89cm">
          <text:p text:style-name="P2">Raspberry Pi zero wireless</text:p>
          <text:p text:style-name="P2">Using A to D converters</text:p>
          <text:p text:style-name="P2">And</text:p>
          <text:p text:style-name="P2">GPIOs.</text:p>
          <draw:enhanced-geometry svg:viewBox="0 0 21600 21600" draw:type="rectangle" draw:enhanced-path="M 0 0 L 21600 0 21600 21600 0 21600 0 0 Z N"/>
        </draw:custom-shape>
        <draw:custom-shape draw:style-name="gr4" draw:text-style-name="P3" xml:id="id4" draw:id="id4" draw:layer="layout" svg:width="8.89cm" svg:height="4.445cm" svg:x="1.317cm" svg:y="15.605cm">
          <text:p text:style-name="P2">Analog to Digital Converter</text:p>
          <text:p text:style-name="P2">Multi-channel (at least 2)</text:p>
          <text:p text:style-name="P2">I2C connection.</text:p>
          <text:p text:style-name="P2">Currently using PCF8591T.</text:p>
          <draw:enhanced-geometry svg:viewBox="0 0 21600 21600" draw:type="rectangle" draw:enhanced-path="M 0 0 L 21600 0 21600 21600 0 21600 0 0 Z N"/>
        </draw:custom-shape>
        <draw:custom-shape draw:style-name="gr4" draw:text-style-name="P3" xml:id="id9" draw:id="id9" draw:layer="layout" svg:width="8.89cm" svg:height="4.445cm" svg:x="1.317cm" svg:y="21.002cm">
          <text:p text:style-name="P2">PIR Presence detector</text:p>
          <text:p text:style-name="P2">GPIO</text:p>
          <draw:enhanced-geometry svg:viewBox="0 0 21600 21600" draw:type="rectangle" draw:enhanced-path="M 0 0 L 21600 0 21600 21600 0 21600 0 0 Z N"/>
        </draw:custom-shape>
        <draw:custom-shape draw:style-name="gr4" draw:text-style-name="P3" xml:id="id8" draw:id="id8" draw:layer="layout" svg:width="8.89cm" svg:height="4.445cm" svg:x="11.16cm" svg:y="21.002cm">
          <text:p text:style-name="P2">GPIO to control battery power</text:p>
          <text:p text:style-name="P2">To output.</text:p>
          <draw:enhanced-geometry svg:viewBox="0 0 21600 21600" draw:type="rectangle" draw:enhanced-path="M 0 0 L 21600 0 21600 21600 0 21600 0 0 Z N"/>
        </draw:custom-shape>
        <draw:custom-shape draw:style-name="gr5" draw:text-style-name="P3" xml:id="id2" draw:id="id2" draw:layer="layout" svg:width="6.032cm" svg:height="3.493cm" svg:x="4.492cm" svg:y="10.525cm">
          <text:p text:style-name="P2">CPT 12V to USB</text:p>
          <text:p text:style-name="P2">Power converter</text:p>
          <text:p text:style-name="P2">C1205003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curve" draw:line-skew="0.1cm" svg:x1="7.667cm" svg:y1="6.397cm" svg:x2="7.508cm" svg:y2="10.525cm" draw:start-shape="id1" draw:start-glue-point="2" draw:end-shape="id2" draw:end-glue-point="0" svg:d="M7667 6397c0 3246-159 1182-159 4128" svg:viewBox="0 0 160 4129">
          <text:p/>
        </draw:connector>
        <draw:connector draw:style-name="gr6" draw:text-style-name="P4" draw:layer="layout" draw:type="curve" svg:x1="10.524cm" svg:y1="12.271cm" svg:x2="11.795cm" svg:y2="12.271cm" draw:start-shape="id2" draw:start-glue-point="1" draw:end-shape="id3" draw:end-glue-point="3" svg:d="M10524 12271h1271" svg:viewBox="0 0 1272 1">
          <text:p/>
        </draw:connector>
        <draw:connector draw:style-name="gr6" draw:text-style-name="P4" draw:layer="layout" draw:type="curve" svg:x1="5.762cm" svg:y1="15.605cm" svg:x2="15.605cm" svg:y2="14.653cm" draw:start-shape="id4" draw:start-glue-point="0" draw:end-shape="id3" draw:end-glue-point="2" svg:d="M5762 15605c0-789 5239-526 5239-477s4604 311 4604-475" svg:viewBox="0 0 9844 953">
          <text:p/>
        </draw:connector>
        <draw:custom-shape draw:style-name="gr7" draw:text-style-name="P3" xml:id="id5" draw:id="id5" draw:layer="layout" svg:width="5.08cm" svg:height="4.127cm" svg:x="14.97cm" svg:y="2.27cm">
          <text:p text:style-name="P2">Outlet used for</text:p>
          <text:p text:style-name="P2">Low voltage</text:p>
          <text:p text:style-name="P2">LED lamp.</text:p>
          <draw:enhanced-geometry svg:viewBox="0 0 21600 21600" draw:type="rectangle" draw:enhanced-path="M 0 0 L 21600 0 21600 21600 0 21600 0 0 Z N"/>
        </draw:custom-shape>
        <draw:connector draw:style-name="gr8" draw:text-style-name="P5" xml:id="id7" draw:id="id7" draw:layer="layout" draw:type="curve" svg:x1="13.065cm" svg:y1="4.492cm" svg:x2="14.97cm" svg:y2="4.333cm" draw:start-shape="id1" draw:start-glue-point="1" draw:end-shape="id5" draw:end-glue-point="3" svg:d="M13065 4492c1410 0 458-159 1905-159" svg:viewBox="0 0 1906 160">
          <text:p/>
        </draw:connector>
        <draw:custom-shape draw:style-name="gr9" draw:text-style-name="P3" xml:id="id6" draw:id="id6" draw:layer="layout" svg:width="6.033cm" svg:height="2.857cm" svg:x="11.794cm" svg:y="6.715cm">
          <text:p text:style-name="P2">MOSFET to control</text:p>
          <text:p text:style-name="P2">Power.</text:p>
          <text:p text:style-name="P2">Currently using</text:p>
          <text:p text:style-name="P2">Sparkfun 12959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draw:type="curve" svg:x1="14.81cm" svg:y1="6.715cm" svg:x2="13.999cm" svg:y2="4.412cm" draw:start-shape="id6" draw:start-glue-point="0" draw:end-shape="id7" draw:end-glue-point="0" svg:d="M14810 6715c0-1668-811-517-811-2303" svg:viewBox="0 0 812 2304">
          <text:p/>
        </draw:connector>
        <draw:connector draw:style-name="gr8" draw:text-style-name="P5" draw:layer="layout" draw:type="curve" svg:x1="15.605cm" svg:y1="14.653cm" svg:x2="15.605cm" svg:y2="21.002cm" draw:start-shape="id3" draw:start-glue-point="2" draw:end-shape="id8" draw:end-glue-point="0" svg:d="M15605 14653v6349" svg:viewBox="0 0 1 6350">
          <text:p/>
        </draw:connector>
        <draw:connector draw:style-name="gr10" draw:text-style-name="P5" draw:layer="layout" draw:type="curve" svg:x1="10.207cm" svg:y1="23.224cm" svg:x2="15.605cm" svg:y2="14.653cm" draw:start-shape="id9" draw:start-glue-point="1" draw:end-shape="id3" draw:end-glue-point="2" svg:d="M10207 23224c3599 0 5398-2857 5398-8571" svg:viewBox="0 0 5399 8572">
          <text:p/>
        </draw:connector>
        <draw:connector draw:style-name="gr11" draw:text-style-name="P5" draw:layer="layout" draw:type="curve" draw:line-skew="-0.308cm" svg:x1="20.05cm" svg:y1="23.224cm" svg:x2="17.827cm" svg:y2="8.143cm" draw:start-shape="id8" draw:start-glue-point="1" draw:end-shape="id6" draw:end-glue-point="1" svg:d="M20050 23224c325 0 1437-15081-2223-15081" svg:viewBox="0 0 2638 15082">
          <text:p/>
        </draw:connector>
      </draw:page>
      <draw:page draw:name="page2" draw:style-name="dp1" draw:master-page-name="Default">
        <draw:frame draw:style-name="gr12" draw:text-style-name="P1" draw:layer="layout" svg:width="5.715cm" svg:height="1.27cm" svg:x="7.985cm" svg:y="1cm">
          <draw:text-box>
            <text:p>Pi functions used.</text:p>
          </draw:text-box>
        </draw:frame>
        <draw:frame draw:style-name="standard" draw:layer="layout" svg:width="18.304cm" svg:height="20.139cm" svg:x="1.745cm" svg:y="3.40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Pi function</text:p>
              </table:table-cell>
              <table:table-cell>
                <text:p>Label on connector</text:p>
              </table:table-cell>
              <table:table-cell>
                <text:p>Description</text:p>
              </table:table-cell>
            </table:table-row>
            <table:table-row table:style-name="ro2" table:default-cell-style-name="gray2">
              <table:table-cell>
                <text:p>GPIO</text:p>
              </table:table-cell>
              <table:table-cell>
                <text:p>GPIO 4</text:p>
              </table:table-cell>
              <table:table-cell>
                <text:p>Output → Turns output to low voltage lamp off and on.</text:p>
              </table:table-cell>
            </table:table-row>
            <table:table-row table:style-name="ro3" table:default-cell-style-name="gray1">
              <table:table-cell>
                <text:p>GPIO</text:p>
              </table:table-cell>
              <table:table-cell>
                <text:p>GPIO 17</text:p>
              </table:table-cell>
              <table:table-cell>
                <text:p>Input → PIR presence detector</text:p>
              </table:table-cell>
            </table:table-row>
            <table:table-row table:style-name="ro4" table:default-cell-style-name="gray2">
              <table:table-cell>
                <text:p>A to D Converter</text:p>
              </table:table-cell>
              <table:table-cell>
                <text:p>SDA1, SCL1</text:p>
                <text:p>(I2C devices)</text:p>
                <text:p>PCF8591T</text:p>
              </table:table-cell>
              <table:table-cell>
                <text:p>Ain 0 is the “ambient light level” Voltage to sensor is supplied from Pi’s 3.3 V, so scaling is not required.</text:p>
              </table:table-cell>
            </table:table-row>
            <table:table-row table:style-name="ro5" table:default-cell-style-name="gray1">
              <table:table-cell>
                <text:p>A to D Converter</text:p>
              </table:table-cell>
              <table:table-cell>
                <text:p>SDA1, SCL 1</text:p>
                <text:p>(I2C devices)</text:p>
                <text:p>PCF8591T</text:p>
              </table:table-cell>
              <table:table-cell>
                <text:p>Ain 1 is battery voltage level scaled to 0-3.3V DC with voltage divider.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09T08:14:45.683328994</meta:creation-date>
    <dc:date>2022-06-22T15:32:01.909806300</dc:date>
    <meta:editing-duration>PT16M28S</meta:editing-duration>
    <meta:editing-cycles>3</meta:editing-cycles>
    <meta:generator>LibreOffice/7.2.5.1$Linux_X86_64 LibreOffice_project/20$Build-1</meta:generator>
    <meta:document-statistic meta:object-count="19"/>
  </office:meta>
</office:document-meta>
</file>